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nux Libertine G" svg:font-family="'Linux Libertine G'" style:font-pitch="variable"/>
    <style:font-face style:name="Caladea" svg:font-family="Caladea" style:font-adornments="Bol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81f1" officeooo:paragraph-rsid="001e81f1"/>
    </style:style>
    <style:style style:name="P2" style:family="paragraph" style:parent-style-name="Heading_20_1">
      <style:paragraph-properties fo:text-align="center" style:justify-single-word="false"/>
      <style:text-properties style:font-name="Linux Libertine G" fo:font-size="32pt" style:font-size-asian="32pt" style:font-size-complex="32pt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loext:graphic-properties draw:fill="solid" draw:fill-color="#21ff6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Source Sans Pro Light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616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6bb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Source Sans Pro Light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7eb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indent="0in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Caladea" fo:font-size="44pt" fo:font-style="normal" fo:text-shadow="none" style:text-underline-style="none" fo:font-weight="bold" style:letter-kerning="true" fo:background-color="#ffffff" style:font-name-asian="Droid Sans Fallback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adea" fo:font-size="44pt" fo:font-style="normal" fo:text-shadow="none" style:text-underline-style="none" fo:font-weight="bold" style:letter-kerning="true" fo:background-color="#ffffff" style:font-name-asian="Droid Sans Fallback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21ff61" draw:textarea-horizontal-align="justify" draw:textarea-vertical-align="middle" draw:auto-grow-height="false" fo:min-height="0.9492in" fo:min-width="2.2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16c" draw:textarea-horizontal-align="justify" draw:textarea-vertical-align="middle" draw:auto-grow-height="false" fo:min-height="0.5362in" fo:min-width="1.5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6bbcc" draw:textarea-horizontal-align="justify" draw:textarea-vertical-align="middle" draw:auto-grow-height="false" fo:min-height="0.5362in" fo:min-width="1.0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7ebe" draw:textarea-horizontal-align="justify" draw:textarea-vertical-align="middle" draw:auto-grow-height="false" fo:min-height="0.5362in" fo:min-width="1.6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417in" svg:stroke-color="#666666" draw:marker-start="Circle_20_unfilled" draw:marker-start-width="0.1417in" draw:marker-start-center="false" draw:marker-end="Circle" draw:marker-end-width="0.1807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417in" svg:stroke-color="#666666" draw:marker-start="" draw:marker-start-width="0.1417in" draw:marker-start-center="false" draw:marker-end="Circle" draw:marker-end-width="0.1807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417in" svg:stroke-color="#666666" draw:marker-start="" draw:marker-start-width="0.1409in" draw:marker-start-center="false" draw:marker-end="Circle" draw:marker-end-width="0.1807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6bbcc" draw:textarea-horizontal-align="justify" draw:textarea-vertical-align="middle" draw:auto-grow-height="false" fo:min-height="0.5362in" fo:min-width="1.2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417in" svg:stroke-color="#666666" draw:marker-start="Circle_20_unfilled" draw:marker-start-width="0.1417in" draw:marker-start-center="false" draw:marker-end="Circle" draw:marker-end-width="0.1807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1665in" svg:stroke-color="#007fff" draw:marker-start="" draw:marker-start-width="0.328in" draw:marker-start-center="false" draw:marker-end="" draw:marker-end-width="0.328in" draw:marker-end-center="false" svg:stroke-opacity="60%" draw:fill="solid" draw:fill-color="#729fcf" draw:opacity="0%" draw:textarea-horizontal-align="justify" draw:textarea-vertical-align="middle" draw:auto-grow-height="false" fo:min-height="4.8508in" fo:min-width="7.339in" fo:padding-top="0.1311in" fo:padding-bottom="0.1311in" fo:padding-left="0.1807in" fo:padding-right="0.1807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4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raduction des noeuds</text:h>
      <text:p text:style-name="P1"><draw:g text:anchor-type="paragraph" draw:z-index="0" draw:name="Shape1" draw:style-name="gr1"><draw:custom-shape draw:style-name="gr2" draw:text-style-name="P4" svg:width="3.4843in" svg:height="1.4815in" svg:x="1.6827in" svg:y="1.2787in"><text:p text:style-name="P3"><text:span text:style-name="T1">translate(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" svg:width="1.7004in" svg:height="0.635in" svg:x="1.4791in" svg:y="4.5008in"><text:p text:style-name="P3"><text:span text:style-name="T2">Left son translat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" svg:width="1.2886in" svg:height="0.635in" svg:x="-0.1343in" svg:y="4.4961in"><text:p text:style-name="P3"><text:span text:style-name="T3">preTranslate(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7" svg:width="1.813in" svg:height="0.635in" svg:x="5.2402in" svg:y="4.4961in"><text:p text:style-name="P3"><text:span text:style-name="T2">Right son translate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8" svg:x1="0.8138in" svg:y1="4.5016in" svg:x2="2.1957in" svg:y2="2.4819in"><text:p/></draw:line><draw:line draw:style-name="gr7" draw:text-style-name="P8" svg:x1="2.3539in" svg:y1="4.5012in" svg:x2="2.9858in" svg:y2="2.6965in"><text:p/></draw:line><draw:line draw:style-name="gr8" draw:text-style-name="P8" svg:x1="5.6311in" svg:y1="4.5008in" svg:x2="4.6043in" svg:y2="2.5244in"><text:p/></draw:line><draw:custom-shape draw:style-name="gr9" draw:text-style-name="P6" svg:width="1.4614in" svg:height="0.635in" svg:x="3.5382in" svg:y="4.5106in"><text:p text:style-name="P3"><text:span text:style-name="T3">postTranslate()</text:span></text:p><draw:enhanced-geometry svg:viewBox="0 0 21600 21600" draw:mirror-horizontal="false" draw:mirror-vertical="false" draw:type="rectangle" draw:enhanced-path="M 0 0 L 21600 0 21600 21600 0 21600 0 0 Z N"/></draw:custom-shape><draw:line draw:style-name="gr10" draw:text-style-name="P8" svg:x1="4.3283in" svg:y1="4.5012in" svg:x2="3.8543in" svg:y2="2.6965in"><text:p/></draw:line><draw:custom-shape draw:style-name="gr11" draw:text-style-name="P9" svg:width="7.7004in" svg:height="5.1134in" svg:x="-0.3709in" svg:y="0.8189in"><text:p/><draw:enhanced-geometry svg:viewBox="0 0 21600 21600" draw:mirror-horizontal="false" draw:mirror-vertical="false" draw:type="rectangle" draw:enhanced-path="M 0 0 L 21600 0 21600 21600 0 21600 0 0 Z N"/></draw:custom-shape><draw:frame draw:style-name="gr12" draw:text-style-name="P11" svg:width="2.4051in" svg:height="1.5295in" svg:x="0.0244in" svg:y="0.4189in"><draw:text-box><text:p text:style-name="P10"><text:span text:style-name="T4"><text:s/></text:span><text:span text:style-name="T4">NODE 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nux Libertine G" svg:font-family="'Linux Libertine G'" style:font-pitch="variable"/>
    <style:font-face style:name="Caladea" svg:font-family="Caladea" style:font-adornments="Bol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01:14.329093698</meta:creation-date>
    <dc:date>2017-02-10T15:05:21.726670414</dc:date>
    <meta:editing-duration>PT4M7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5.3.0.3$Linux_X86_64 LibreOffice_project/7074905676c47b82bbcfbea1aeefc84afe1c50e1</meta:generator>
  </office:meta>
</office:document-meta>
</file>